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7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230" calcext:value-type="currency" table:number-columns-spanned="2" table:number-rows-spanned="2">
            <text:p>$1,2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08-01" calcext:value-type="date">
            <text:p>08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8-01" calcext:value-type="date">
            <text:p>08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8-01" calcext:value-type="date">
            <text:p>08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7-19T18:21:19.960339203</dc:date>
    <meta:editing-cycles>57</meta:editing-cycles>
    <meta:editing-duration>PT4H2M5S</meta:editing-duration>
    <meta:generator>LibreOffice/7.4.7.2$Linux_AARCH64 LibreOffice_project/40$Build-2</meta:generator>
    <meta:document-statistic meta:table-count="1" meta:cell-count="39" meta:object-count="1"/>
  </office:meta>
</office:document-meta>
</file>